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UR</text:p>
          </table:table-cell>
          <table:table-cell office:value-type="string" calcext:value-type="string">
            <text:p>LARGEUR PAGE</text:p>
          </table:table-cell>
          <table:table-cell office:value-type="string" calcext:value-type="string">
            <text:p>RATIO EN %</text:p>
          </table:table-cell>
          <table:table-cell office:value-type="string" calcext:value-type="string">
            <text:p>MARGING L 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MARGIN TOP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1" office:value-type="float" office:value="1440" calcext:value-type="float">
            <text:p>1440</text:p>
          </table:table-cell>
          <table:table-cell table:formula="of:=[.B3]/[.C3]*100" office:value-type="float" office:value="86.1111111111111" calcext:value-type="float">
            <text:p>86,1111111111111</text:p>
          </table:table-cell>
          <table:table-cell table:style-name="ce2" office:value-type="percentage" office:value="0.14" calcext:value-type="percentage">
            <text:p>14,00 %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40px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09" calcext:value-type="float">
            <text:p>309</text:p>
          </table:table-cell>
          <table:table-cell office:value-type="float" office:value="1440" calcext:value-type="float">
            <text:p>1440</text:p>
          </table:table-cell>
          <table:table-cell table:formula="of:=[.B4]/[.C4]*100" office:value-type="float" office:value="21.4583333333333" calcext:value-type="float">
            <text:p>2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240" calcext:value-type="float">
            <text:p>1240</text:p>
          </table:table-cell>
          <table:table-cell table:formula="of:=[.B5]/[.C5]*100"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table:formula="of:=[.B6]/[.C6]*100" office:value-type="float" office:value="1.84049079754601" calcext:value-type="float">
            <text:p>1,8404907975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440" calcext:value-type="float">
            <text:p>1440</text:p>
          </table:table-cell>
          <table:table-cell table:formula="of:=[.B7]/[.C7]*100" office:value-type="float" office:value="41.4583333333333" calcext:value-type="float">
            <text:p>4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441" calcext:value-type="float">
            <text:p>1441</text:p>
          </table:table-cell>
          <table:table-cell table:formula="of:=[.B8]/[.C8]*100" office:value-type="float" office:value="60.5135322692575" calcext:value-type="float">
            <text:p>60,5135322692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42" calcext:value-type="float">
            <text:p>1442</text:p>
          </table:table-cell>
          <table:table-cell table:formula="of:=[.B9]/[.C9]*100" office:value-type="float" office:value="19.6948682385576" calcext:value-type="float">
            <text:p>19,6948682385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440" calcext:value-type="float">
            <text:p>1440</text:p>
          </table:table-cell>
          <table:table-cell table:formula="of:=[.B10]/[.C10]*10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40" calcext:value-type="float">
            <text:p>1440</text:p>
          </table:table-cell>
          <table:table-cell table:formula="of:=[.B11]/[.C11]*100" office:value-type="float" office:value="20.4861111111111" calcext:value-type="float">
            <text:p>20,48611111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440" calcext:value-type="float">
            <text:p>1440</text:p>
          </table:table-cell>
          <table:table-cell table:formula="of:=[.B12]/[.C12]*100" office:value-type="float" office:value="40.1388888888889" calcext:value-type="float">
            <text:p>40,138888888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  <table:table-cell table:formula="of:=[.B13]/[.C13]*100" office:value-type="float" office:value="10.8433734939759" calcext:value-type="float">
            <text:p>10,8433734939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40" calcext:value-type="float">
            <text:p>1240</text:p>
          </table:table-cell>
          <table:table-cell table:formula="of:=[.B14]/[.C14]*100" office:value-type="float" office:value="6.45161290322581" calcext:value-type="float">
            <text:p>6,451612903225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59:45.675465447</meta:creation-date>
    <meta:generator>LibreOffice/7.3.6.2$Linux_X86_64 LibreOffice_project/30$Build-2</meta:generator>
    <dc:date>2022-10-07T11:26:40.274196124</dc:date>
    <meta:editing-duration>PT4H57M54S</meta:editing-duration>
    <meta:editing-cycles>4</meta:editing-cycles>
    <meta:document-statistic meta:table-count="1" meta:cell-count="47" meta:object-count="0"/>
  </office:meta>
</office:document-meta>
</file>